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RowSetResultSetExtractor.createSqlRowSet( ResultSet 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qlRowSetResultSetExtractor.extractData( ResultSet 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RowSetResultSetExtractor.newCachedRow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